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paragraph-properties fo:text-align="center" style:justify-single-word="false"/>
      <style:text-properties fo:font-size="11pt" style:font-size-asian="11pt" style:font-size-complex="11pt"/>
    </style:style>
    <style:style style:name="P3" style:family="paragraph" style:parent-style-name="Standard">
      <style:text-properties fo:font-size="11pt" fo:language="ru" fo:country="RU" style:font-size-asian="11pt" style:font-size-complex="11pt"/>
    </style:style>
    <style:style style:name="P4" style:family="paragraph" style:parent-style-name="Standard" style:master-page-name="Standard">
      <style:paragraph-properties fo:text-align="center" style:justify-single-word="false" style:page-number="auto"/>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 style:family="text">
      <style:text-properties fo:language="en" fo:country="US" fo:font-weight="bold" style:font-weight-asian="bold" style:font-weight-complex="bold"/>
    </style:style>
    <style:style style:name="T2" style:family="text">
      <style:text-properties fo:language="ru" fo:country="RU"/>
    </style:style>
    <style:style style:name="T3" style:family="text">
      <style:text-properties fo:language="ru" fo:country="RU" fo:font-weight="bold" style:font-weight-asian="bold" style:font-weight-complex="bold"/>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Товары для магазина</text:p>
      <text:p text:style-name="P2"><text:span text:style-name="T3">Подушки декоративные</text:span><text:span text:style-name="T1">:</text:span></text:p>
      <text:p text:style-name="P1"><text:span text:style-name="T4">Наименование</text:span>: Подушка декоративная Кролик</text:p>
      <text:p text:style-name="P1"><text:span text:style-name="T4">Описание</text:span>: Подушка интерьерная кролик. Замечательный подарок на пасху "Пасхальный кролик" можно как купить себе, так и подарить другу или родственнику! Подушка выполнена из мебельного велюра, мягкого и износостойкого Наш кролик поистине покорит Ваше сердце и сердца Ваших близких. Подушка мягкая игрушка Заяц будет украшать детскую комнату, спальню и гостиную. Впишется в любой интерьер и украсит его. Как и вся наша продукция, он отличается качеством пошива и самого материала. Такая интерьерная подушка останется актуальной и после праздников </text:p>
      <text:p text:style-name="P1"><text:span text:style-name="T4">Цена</text:span>: 2304</text:p>
      <text:p text:style-name="P1"><text:span text:style-name="T4">Склад</text:span>: Ижевск</text:p>
      <text:p text:style-name="P1"><text:span text:style-name="T4">Продавец</text:span>: AB&amp;Home </text:p>
      <text:p text:style-name="P1"><text:span text:style-name="T3">Категория</text:span><text:span text:style-name="T2">: Подушки декоративные</text:span></text:p>
      <text:p text:style-name="P3"/>
      <text:p text:style-name="P1"><text:span text:style-name="T4">Наименование</text:span>: Подушка декоративная <text:span text:style-name="T2">Б</text:span>антик </text:p>
      <text:p text:style-name="P1"><text:span text:style-name="T4">Описание</text:span>: Подушка интерьерная, декоративная для дома, спальни, гостиной, детской комнаты. Подушки Бантик для детей выполнена из ткани велюр и наполнителя синтешар, плотной набивки, не теряют свою форму, не деформируется, мягкие и гипоаллергенные. Износостойкий материал, выдерживает большое количество стирок. Размер подушки 48х38см. Подушка подходит для веселых игр и декора детской или подростковой комнаты, для сна, в качестве подушки обнимашки. Идеально впишется в любой интерьер и украсит ваш дом. </text:p>
      <text:p text:style-name="P1"><text:span text:style-name="T4">Цена</text:span>: 523</text:p>
      <text:p text:style-name="P1"><text:span text:style-name="T4">Склад</text:span>: Подольск</text:p>
      <text:p text:style-name="P1"><text:span text:style-name="T4">Продавец</text:span>: AB&amp;Home </text:p>
      <text:p text:style-name="P1"><text:span text:style-name="T3">Категория</text:span><text:span text:style-name="T2">: Подушки декоративные</text:span></text:p>
      <text:p text:style-name="P3"/>
      <text:p text:style-name="P1"><text:span text:style-name="T4">Наименование</text:span>: Подушка декоративная Кошка</text:p>
      <text:p text:style-name="P1"><text:span text:style-name="T4">Описание</text:span>: <text:s/>Подушка интерьерная,декоратичная для дома, спальни, гостиной, детской комнаты. Подушка Кошка выполнена из ткани велюр и наполнителя синтешар, плотной набивки, не теряют свою форму, не деформируется, мягкие и гипоаллергенны. Износостойкий материал, выдерживает большое количество стирок. Размер подушки 40х40см. Подушка подходит для веселых игр и декора детской или подростковой комнаты, для сна, в качестве подушки обнимашки. Идеально впишется в любой интерьер и украсит ваш дом и особенно детскую комнату. Для взрослых, для детей, предметы интерьера, подушка декоративная на диван, подушка декоративная детская, разноцветные подушки детские. </text:p>
      <text:p text:style-name="P1"><text:span text:style-name="T4">Цена</text:span>: 2160</text:p>
      <text:p text:style-name="P1"><text:span text:style-name="T4">Склад</text:span>: Ижевск</text:p>
      <text:p text:style-name="P1"><text:soft-page-break/><text:span text:style-name="T4">Продавец</text:span>: AB&amp;Home </text:p>
      <text:p text:style-name="P1"><text:span text:style-name="T3">Категория</text:span><text:span text:style-name="T2">: Подушки декоративные</text:span></text:p>
      <text:p text:style-name="P3"/>
      <text:p text:style-name="P2"><text:span text:style-name="T3">Коврики декоративные</text:span><text:span text:style-name="T1">:</text:span></text:p>
      <text:p text:style-name="P1"><text:span text:style-name="T4">Наименование</text:span>: Коврик декоративный Ракушка</text:p>
      <text:p text:style-name="P1"><text:span text:style-name="T4">Описание</text:span>: <text:s/>Коврик ракушка комнатный, выполен из материала велюр и наполнителя синтепон. Размер коврика 90*65см. Мягкий и теплый коврик используют как прикроватный коврик на пол в спальню, в детскую комнату, игровой коврик для детей в вигвам, ванную, прихожую. Комнатный коврик красиво впишется в любой интерьер вашего дома и создаст уют. Коврик очень хорошо подойдет в детскую комнату для веселых игр. Послужит украшением для дивана или кресла в качестве подушки под спину. Коврик можно брать с собой на природу для детей, в машину, в палатку как подушку, ведь он очень комфортный, мягкий и легок в уходе. </text:p>
      <text:p text:style-name="P1"><text:span text:style-name="T4">Цена</text:span>: 1760</text:p>
      <text:p text:style-name="P1"><text:span text:style-name="T4">Склад</text:span>: Ижевск</text:p>
      <text:p text:style-name="P1"><text:span text:style-name="T4">Продавец</text:span>: <text:s text:c="2"/>AB&amp;Home</text:p>
      <text:p text:style-name="P1"><text:span text:style-name="T3">Категория</text:span><text:span text:style-name="T2">: Коврики декоративные</text:span></text:p>
      <text:p text:style-name="P3"/>
      <text:p text:style-name="P1"><text:span text:style-name="T4">Наименование</text:span>: Коврик декоративный Листик </text:p>
      <text:p text:style-name="P1"><text:span text:style-name="T4">Описание</text:span>: <text:s/>Коврик комнатный, выполнен из материала велюр и наполнителя синтепон. Размер коврика "Листик" 110*67см. Мягкий и теплый коврик используют как прикроватный коврик на пол в спальню, в детскую комнату, игровой коврик для детей в вигвам, ванную, прихожую. Комнатный коврик красиво впишется в любой интерьер вашего дома и создаст уют. Коврик очень хорошо подойдет в детскую комнату для веселых игр. Послужит украшением для дивана или кресла в качестве подушки под спину. Коврик можно брать с собой на природу для детей, в машину, в палатку как подушку, ведь он очень комфортный, мягкий и легок в уходе. </text:p>
      <text:p text:style-name="P1"><text:span text:style-name="T4">Цена</text:span>: 2160</text:p>
      <text:p text:style-name="P1"><text:span text:style-name="T4">Склад</text:span>: Ижевск</text:p>
      <text:p text:style-name="P1"><text:span text:style-name="T4">Продавец</text:span>: <text:s text:c="2"/>AB&amp;Home</text:p>
      <text:p text:style-name="P1"><text:span text:style-name="T3">Категория</text:span><text:span text:style-name="T2">: Коврики декоративные</text:span></text:p>
      <text:p text:style-name="P3"/>
      <text:p text:style-name="P1"><text:span text:style-name="T4">Наименование</text:span>: Коврик декоративный Дубовый лист </text:p>
      <text:p text:style-name="P1"><text:span text:style-name="T4">Описание</text:span>: <text:s/>Коврик комнатный, выполен из материала велюр и наполнителя синтепон. Размер коврика "Листик" 150*85см. Мягкий и теплый коврик используют как прикроватный коврик на пол в спальню, в детскую комнату, игровой коврик для детей в вигвам, ванную, прихожую. Комнатный коврик красиво впишется в любой интерьер вашего дома и создаст уют. Коврик очень хорошо подойдет в детскую комнату для веселых игр. Послужит украшением для дивана или кресла в качестве подушки под спину. Коврик можно брать с собой на природу для детей, в машину, в палатку как подушку, ведь он очень комфортный, мягкий и легок в уходе. </text:p>
      <text:p text:style-name="P1"><text:soft-page-break/><text:span text:style-name="T4">Цена</text:span>: 2720</text:p>
      <text:p text:style-name="P1"><text:span text:style-name="T4">Склад</text:span>: Ижевск</text:p>
      <text:p text:style-name="P1"><text:span text:style-name="T4">Продавец</text:span>: <text:s text:c="2"/>AB&amp;Home</text:p>
      <text:p text:style-name="P1"><text:span text:style-name="T3">Категория</text:span><text:span text:style-name="T2">: Коврики декоративные</text:span></text:p>
      <text:p text:style-name="P3"/>
      <text:p text:style-name="P2"><text:span text:style-name="T3">Канцтовары</text:span><text:span text:style-name="T1">:</text:span></text:p>
      <text:p text:style-name="P1"><text:span text:style-name="T4">Наименование</text:span>: Закладка металлическая для книг ФЕЯ </text:p>
      <text:p text:style-name="P1"><text:span text:style-name="T4">Описание</text:span>: <text:s/>Закладка ФЕЯ. Необычная металлическая закладка порадует изящными деталями, украсит учебник, книгу, дневник или фотоальбом. Ручная работа, ограниченный тираж. Стильная крафтовая упаковка.Ключевые слова: фея феечка фея-крестная эльфы вингс звездная фея лунная фэнтэзи тренд 2023 год сказки пушкина необычный подарок подарок девушке девочке женщине подарок маме дочери внучке подруге сестре подарок мужчине мужу брату отцу подарок на новый год 8 марта 23 февраля день святого валентина 14 февраля стильный аксессуар закладка металлическая закладка для книг книжная закладка для ежедневника для школы офиса подарок коллеге новогодний подарок просто так на каждый день канцтовары школьные принадлежности подарок учителю воспитателю на день учителя на день воспитателя закладка для альбома энциклопедии личного дневника модный аксессуар библиотекарю красивая вещь для уюта для чтения школьнику ребенку на выпускной на окончание учебного года на начало учебного года 1 сентября день знаний красивая закладка для книг новый год 2023 ангел подарок на день ангела на рождество на именины на годовщину писателю поэту студенту преподавателю татьянин день овну тельцу близнецам ракам львам девам весам скорпиону стрельцам козерогу водолею рыбам закладка для учебников взрослым и детям </text:p>
      <text:p text:style-name="P1"><text:span text:style-name="T4">Цена</text:span>: 1190</text:p>
      <text:p text:style-name="P1"><text:span text:style-name="T4">Склад</text:span>: Подольск</text:p>
      <text:p text:style-name="P1"><text:span text:style-name="T4">Продавец</text:span>: <text:s text:c="2"/>BER! </text:p>
      <text:p text:style-name="P1"><text:span text:style-name="T3">Категория</text:span><text:span text:style-name="T2">: Канцтовары</text:span></text:p>
      <text:p text:style-name="P3"/>
      <text:p text:style-name="P1"><text:span text:style-name="T4">Наименование</text:span>: Закладка металлическая для книг ЦВЕТУЩИЙ РОЗАРИЙ</text:p>
      <text:p text:style-name="P1"><text:span text:style-name="T4">Описание</text:span>: Закладка ЦВЕТУЩИЙ РОЗАРИЙ.Необычная металлическая закладка порадует изящными деталями, украсит учебник, книгу, дневник или фотоальбом. Ручная работа, ограниченный тираж. Стильная крафтовая упаковка.Ключевые слова: розы розочки цветущий розарий розовый кварц чайная роза красная авторская ручная работа красивая канцелярия тренд 2023 год сказки пушкина необычный подарок подарок девушке девочке женщине подарок маме дочери внучке подруге сестре подарок мужчине мужу брату отцу подарок на новый год 8 марта 23 февраля день святого валентина 14 февраля стильный аксессуар закладка металлическая закладка для книг книжная закладка для ежедневника для школы офиса подарок коллеге новогодний подарок просто так на каждый день канцтовары школьные принадлежности подарок учителю воспитателю на день учителя на день воспитателя закладка для альбома энциклопедии личного <text:soft-page-break/>дневника модный аксессуар библиотекарю красивая вещь для уюта для чтения школьнику ребенку на выпускной на окончание учебного года на начало учебного года 1 сентября день знаний красивая закладка для книг новый год 2023 ангел подарок на день ангела на рождество на именины на годовщину писателю поэту студенту преподавателю татьянин день овну тельцу близнецам ракам львам девам весам скорпиону стрельцам козерогу водолею рыбам закладка для учебников взрослым и детям </text:p>
      <text:p text:style-name="P1"><text:span text:style-name="T4">Цена</text:span>: 1105</text:p>
      <text:p text:style-name="P1"><text:span text:style-name="T4">Склад</text:span>: Коледино</text:p>
      <text:p text:style-name="P1"><text:span text:style-name="T4">Продавец</text:span>: <text:s text:c="2"/>BER! </text:p>
      <text:p text:style-name="P1"><text:span text:style-name="T3">Категория</text:span><text:span text:style-name="T2">: Канцтовары</text:span></text:p>
      <text:p text:style-name="P3"/>
      <text:p text:style-name="P1"><text:span text:style-name="T4">Наименование</text:span>: Закладка металлическая для книг КОЛИБРИ</text:p>
      <text:p text:style-name="P1"><text:span text:style-name="T4">Описание</text:span>: Закладка КОЛИБРИ.Яркая необычная закладка для ежедневника, книги или дневника станет прекрасным подарком на выпускной. Ручная работа, ограниченный тираж.Внушительный размер - 12 см.Закладка снабжена защитным чехлом для хранения в период перерыва в использовании.Чехол из экокожи многоразового использования - идеальная экологичная упаковка подарка.Ключевые слова: колибри королек птичка певчая авторская ручная работа красивая канцелярия тренд 2023 год сказки пушкина необычный подарок подарок девушке девочке женщине подарок маме дочери внучке подруге сестре подарок мужчине мужу брату отцу подарок на новый год 8 марта 23 февраля день святого валентина 14 февраля стильный аксессуар закладка металлическая закладка для книг книжная закладка для ежедневника для школы офиса подарок коллеге новогодний подарок просто так на каждый день канцтовары школьные принадлежности подарок учителю воспитателю на день учителя на день воспитателя закладка для альбома энциклопедии личного дневника модный аксессуар библиотекарю красивая вещь для уюта для чтения школьнику ребенку на выпускной на окончание учебного года на начало учебного года 1 сентября день знаний красивая закладка для книг новый год 2023 ангел подарок на день ангела на рождество на именины на годовщину писателю поэту студенту преподавателю татьянин день овну тельцу близнецам ракам львам девам весам скорпиону стрельцам козерогу водолею рыбам закладка для учебников взрослым и детям </text:p>
      <text:p text:style-name="P1"><text:span text:style-name="T4">Цена</text:span>: 1105</text:p>
      <text:p text:style-name="P1"><text:span text:style-name="T4">Склад</text:span>: Коледино</text:p>
      <text:p text:style-name="P1"><text:span text:style-name="T4">Продавец</text:span>: <text:s text:c="2"/>BER! </text:p>
      <text:p text:style-name="P1"><text:span text:style-name="T3">Категория</text:span><text:span text:style-name="T2">: Канцтовары</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ru" fo:country="RU"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50%" fo:orphans="2" fo:widows="2" style:writing-mode="lr-tb"/>
      <style:text-properties style:use-window-font-color="true" style:font-name="Times New Roman" fo:font-size="14pt" style:font-size-asian="14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rmal_20__28_Web_29_" style:display-name="Normal (Web)" style:family="paragraph" style:parent-style-name="Standard" style:default-outline-level="" style:list-style-name="">
      <style:paragraph-properties fo:margin-top="0.176cm" fo:margin-bottom="0.176cm" fo:line-height="100%"/>
      <style:text-properties fo:font-size="12pt" style:font-name-asian="Times New Roman1" style:font-size-asian="12pt" style:language-asian="ru" style:country-asian="RU" style:font-name-complex="Times New Roman1"/>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Илья Буканов</meta:initial-creator>
    <dc:creator>Ольга </dc:creator>
    <meta:editing-cycles>8</meta:editing-cycles>
    <meta:creation-date>2022-11-28T13:31:00</meta:creation-date>
    <dc:date>2023-04-22T17:51:51.01</dc:date>
    <meta:editing-duration>PT8H52M35S</meta:editing-duration>
    <meta:generator>OpenOffice/4.1.6$Win32 OpenOffice.org_project/416m1$Build-9790</meta:generator>
    <meta:document-statistic meta:table-count="0" meta:image-count="0" meta:object-count="0" meta:page-count="4" meta:paragraph-count="58" meta:word-count="1189" meta:character-count="87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